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1" svg:font-family="Garamond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2" svg:font-family="Garamond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P2" style:family="paragraph" style:parent-style-name="Standard">
      <style:paragraph-properties fo:margin-top="0cm" fo:margin-bottom="0cm" loext:contextual-spacing="false"/>
      <style:text-properties style:font-name="Garamond" fo:font-size="16pt" fo:language="fr" fo:country="FR" officeooo:rsid="000c7d02" officeooo:paragraph-rsid="000c7d02" style:font-size-asian="16pt" style:language-asian="zxx" style:country-asian="none" style:font-size-complex="16pt" style:language-complex="zxx" style:country-complex="none"/>
    </style:style>
    <style:style style:name="P3" style:family="paragraph" style:parent-style-name="Standard">
      <style:text-properties style:font-name="Garamond" fo:font-size="14pt" fo:language="fr" fo:country="FR" fo:font-weight="bol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Garamond" fo:font-size="18pt" fo:language="fr" fo:country="FR" fo:font-weight="bold" officeooo:rsid="0022a26c" officeooo:paragraph-rsid="0022a26c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5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" fo:font-size="14pt" fo:language="fr" fo:country="FR" officeooo:rsid="0022a26c" officeooo:paragraph-rsid="0022a26c" style:font-size-asian="14pt" style:language-asian="zxx" style:country-asian="none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1" fo:font-size="14pt" fo:language="fr" fo:country="FR" fo:font-weight="normal" officeooo:rsid="0022a26c" officeooo:paragraph-rsid="0022a26c" style:font-name-asian="Garamond2" style:font-size-asian="14pt" style:language-asian="zxx" style:country-asian="none" style:font-weight-asian="normal" style:font-name-complex="Garamond2" style:font-size-complex="14pt" style:language-complex="zxx" style:country-complex="none" style:font-weight-complex="normal"/>
    </style:style>
    <style:style style:name="P8" style:family="paragraph" style:parent-style-name="Standard">
      <loext:graphic-properties draw:fill="none"/>
      <style:paragraph-properties fo:margin-left="1.101cm" fo:margin-right="0cm" fo:text-indent="0cm" style:auto-text-indent="false" fo:background-color="transparent"/>
      <style:text-properties style:font-name="Garamond1" fo:font-size="14pt" fo:language="fr" fo:country="FR" fo:font-weight="bold" officeooo:rsid="002e95a0" officeooo:paragraph-rsid="0022a26c" style:font-name-asian="Garamond2" style:font-size-asian="14pt" style:language-asian="zxx" style:country-asian="none" style:font-weight-asian="bold" style:font-name-complex="Garamond2" style:font-size-complex="14pt" style:language-complex="zxx" style:country-complex="none" style:font-weight-complex="bold"/>
    </style:style>
    <style:style style:name="P9" style:family="paragraph" style:parent-style-name="Standard" style:master-page-name="">
      <loext:graphic-properties draw:fill="none"/>
      <style:paragraph-properties fo:margin-left="1.101cm" fo:margin-right="0cm" fo:text-indent="0cm" style:auto-text-indent="false" style:page-number="auto" fo:background-color="transparent"/>
      <style:text-properties style:font-name="Garamond" fo:font-size="14pt" fo:language="fr" fo:country="FR" officeooo:rsid="000c7d02" officeooo:paragraph-rsid="000c7d02" style:font-size-asian="14pt" style:language-asian="zxx" style:country-asian="none" style:font-size-complex="14pt" style:language-complex="zxx" style:country-complex="none"/>
    </style:style>
    <style:style style:name="P10" style:family="paragraph" style:parent-style-name="Standard" style:master-page-name="">
      <loext:graphic-properties draw:fill="none"/>
      <style:paragraph-properties fo:margin-left="1.101cm" fo:margin-right="0cm" fo:margin-top="0cm" fo:margin-bottom="0cm" loext:contextual-spacing="false" fo:text-indent="0cm" style:auto-text-indent="false" style:page-number="auto" fo:background-color="transparent"/>
      <style:text-properties style:font-name="Garamond" fo:font-size="14pt" fo:language="fr" fo:country="FR" officeooo:rsid="0022a26c" officeooo:paragraph-rsid="0022a26c" style:font-size-asian="14pt" style:language-asian="zxx" style:country-asian="none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1.101cm" fo:margin-right="0cm" fo:margin-top="0cm" fo:margin-bottom="0cm" loext:contextual-spacing="false" fo:text-indent="0cm" style:auto-text-indent="false" fo:background-color="transparent"/>
      <style:text-properties style:font-name="Garamond" fo:font-size="14pt" fo:language="fr" fo:country="FR" officeooo:rsid="0022a26c" officeooo:paragraph-rsid="0022a26c" style:font-size-asian="14pt" style:language-asian="zxx" style:country-asian="none" style:font-size-complex="14pt" style:language-complex="zxx" style:country-complex="none"/>
    </style:style>
    <style:style style:name="P12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3875d" officeooo:paragraph-rsid="0023875d" style:font-size-asian="14pt" style:language-asian="zxx" style:country-asian="none" style:font-size-complex="14pt" style:language-complex="zxx" style:country-complex="none"/>
    </style:style>
    <style:style style:name="P13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style:font-name="Garamond" fo:font-size="14pt" fo:language="fr" fo:country="FR" officeooo:rsid="002542e9" officeooo:paragraph-rsid="002542e9" style:font-size-asian="14pt" style:language-asian="zxx" style:country-asian="none" style:font-size-complex="14pt" style:language-complex="zxx" style:country-complex="none"/>
    </style:style>
    <style:style style:name="P14" style:family="paragraph" style:parent-style-name="Standard" style:master-page-name="">
      <loext:graphic-properties draw:fill="none"/>
      <style:paragraph-properties fo:margin-left="1.3cm" fo:margin-right="0cm" fo:text-indent="0cm" style:auto-text-indent="false" style:page-number="auto" fo:background-color="transparent"/>
      <style:text-properties style:font-name="Garamond" fo:font-size="14pt" fo:language="fr" fo:country="FR" officeooo:rsid="0013e51c" officeooo:paragraph-rsid="0013e51c" style:font-size-asian="14pt" style:language-asian="zxx" style:country-asian="none" style:font-size-complex="14pt" style:language-complex="zxx" style:country-complex="none"/>
    </style:style>
    <style:style style:name="P15" style:family="paragraph" style:parent-style-name="Standard" style:list-style-name="L1">
      <style:text-properties style:font-name="Garamond" fo:font-size="16pt" fo:language="fr" fo:country="FR" fo:font-weight="bold" officeooo:rsid="0022a26c" officeooo:paragraph-rsid="0022a26c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16" style:family="paragraph" style:parent-style-name="Standard" style:list-style-name="L1">
      <style:text-properties style:font-name="Garamond" fo:font-size="16pt" fo:language="fr" fo:country="FR" fo:font-weight="bold" officeooo:rsid="0023875d" officeooo:paragraph-rsid="0023875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" style:family="text">
      <style:text-properties officeooo:rsid="001feb0d"/>
    </style:style>
    <style:style style:name="T2" style:family="text">
      <style:text-properties style:font-name="Garamond1" fo:font-weight="bold" officeooo:rsid="002e95a0" style:font-name-asian="Garamond2" style:font-weight-asian="bold" style:font-name-complex="Garamond2" style:font-weight-complex="bold"/>
    </style:style>
    <style:style style:name="T3" style:family="text">
      <style:text-properties style:font-name="Garamond1" fo:font-weight="normal" style:font-name-asian="Garamond2" style:font-weight-asian="normal" style:font-name-complex="Garamond2" style:font-weight-complex="normal"/>
    </style:style>
    <style:style style:name="T4" style:family="text">
      <style:text-properties officeooo:rsid="002542e9"/>
    </style:style>
    <style:style style:name="T5" style:family="text">
      <style:text-properties officeooo:rsid="0025c6ea"/>
    </style:style>
    <style:style style:name="T6" style:family="text">
      <style:text-properties officeooo:rsid="0026a2a1"/>
    </style:style>
    <style:style style:name="T7" style:family="text">
      <style:text-properties officeooo:rsid="00289ebc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seil Galactique</text:p>
      <text:p text:style-name="P3"/>
      <text:list xml:id="list4087853233" text:style-name="L1">
        <text:list-item>
          <text:p text:style-name="P15">Histoire</text:p>
        </text:list-item>
      </text:list>
      <text:p text:style-name="P2"/>
      <text:p text:style-name="P10">En 2543 (c302), les Vadas atteignent les limites de leur système d’origine.</text:p>
      <text:p text:style-name="P11"><text:span text:style-name="T5">C</text:span>e faisant, les Humains et les Stranis entrent en contact avec eux.</text:p>
      <text:p text:style-name="P11">L’Union propose alors la création d’un conseil galactique, une assemblé<text:span text:style-name="T5">e</text:span> composée de représentant<text:span text:style-name="T6">s</text:span> de chaque race afin de réguler les expansions de chacun<text:span text:style-name="T5">e</text:span> et de fournir une base neutre diplomatique.</text:p>
      <text:p text:style-name="P11">Les Stranis approuvèrent l’idée et proposèrent aux Vadas de l’intégrer.</text:p>
      <text:p text:style-name="P11">Le Conseil Galactique fut alors fondé sur Matro IV planète permettant aux trois races de pouvoir<text:span text:style-name="T5">s</text:span> s’y déplacer sans équipement extérieur, que ce soit en matière d’atmosphère ou de gravité.</text:p>
      <text:p text:style-name="P5"/>
      <text:list xml:id="list444258559684" text:continue-numbering="true" text:style-name="L1">
        <text:list-item>
          <text:p text:style-name="P15">Rôle</text:p>
        </text:list-item>
      </text:list>
      <text:p text:style-name="P9"/>
      <text:p text:style-name="P6">Le Conseil Galactique <text:span text:style-name="T6">a</text:span> 3 rôles à jouer, tout d’abord, un rôle de médiateur, tout conflit opposant la Confédération (ou l’une de ses organisations), le Royaume Strani ou un clan Vada pourra être arbitré par le Conseil.</text:p>
      <text:p text:style-name="P6">Deuxièmement, le Conseil peut proposer des projets communs aux trois races, on citera en exemple le projet <text:span text:style-name="T2">Ω </text:span><text:span text:style-name="T3">lancé en 2572 (c329) ayant pour objectif la création d’une station spatiale géante capable accueillir le Conseil et de former une forteresse face à une attaque ennemie (Torks ou Tr’Trari).</text:span></text:p>
      <text:p text:style-name="P7">Enfin, le Conseil est en charge de l’attribution des permis de colonisation, il régule les expansions de chaque race en fonction de ses besoins. L’ensemble de l’espace régulé est nommé « Espace Concilien ».</text:p>
      <text:p text:style-name="P8"/>
      <text:list xml:id="list444037082153" text:continue-numbering="true" text:style-name="L1">
        <text:list-item>
          <text:p text:style-name="P16">Formation</text:p>
        </text:list-item>
      </text:list>
      <text:p text:style-name="P14"/>
      <text:p text:style-name="P12">Le Conseil est formé d’une petite assemblée de 100 individus (ce nombre peut être changé en fonction des population<text:span text:style-name="T5">s</text:span> et possibles autres races).</text:p>
      <text:p text:style-name="P12">Ses membres sont nommés par les différentes races proportionnellement à leur population.</text:p>
      <text:p text:style-name="P12">La méthode de nomination est propre à chaque race.</text:p>
      <text:p text:style-name="P12">Sur ces 100 membres, chaque race choisi<text:span text:style-name="T5">t</text:span> 2 de ses membres en tant que représentants, ce sont eux qui parleront au nom du Conseil.</text:p>
      <text:p text:style-name="P12">À ce jour (2576 – c333), l’assemblée est composée de 44 Stranis, 38 Humains, et 18 Vadas.</text:p>
      <text:p text:style-name="P12">Les <text:span text:style-name="T4">Humains sont choisis parmi les représentants des différents conseils dirigeants des organisations. Ils restent au Conseil tant qu’ils sont soutenus par leurs mandats respectifs dans leur organisation.</text:span></text:p>
      <text:p text:style-name="P13">Les Stranis sont choisis par le <text:span text:style-name="T7">président</text:span>, en suivant l’idée de leur constitution, 50 % des nommés appartiennent au parti du <text:span text:style-name="T7">président</text:span>, les autres sont des représentants des autres partis proportionnellement à l’assemblé<text:span text:style-name="T5">e</text:span> Strani.</text:p>
      <text:p text:style-name="P13">Les Vadas n’ayant pas de gouvernement unifié, ils ont choisi le Clan Groluma pour les représenter. Ce dernier nomme certains de ses membres selon les choix du chef de cla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Garamond1" svg:font-family="Garamond" style:font-family-generic="roman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Garamond2" svg:font-family="Garamond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top="0cm" fo:margin-bottom="0cm" loext:contextual-spacing="false" fo:text-align="end" style:justify-single-word="false"/>
      <style:text-properties officeooo:rsid="0019af2d" officeooo:paragraph-rsid="0019af2d"/>
    </style:style>
    <style:style style:name="MT1" style:family="text">
      <style:text-properties officeooo:rsid="001feb0d"/>
    </style:style>
    <style:page-layout style:name="Mpm1">
      <style:page-layout-properties fo:page-width="21.001cm" fo:page-height="29.7cm" style:num-format="1" style:print-orientation="portrait" fo:margin-top="0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201cm" fo:margin-left="0cm" fo:margin-right="0cm" fo:margin-bottom="0.101cm" style:shadow="none" fo:background-color="transparent" style:dynamic-spacing="false" draw:fill="none" draw:fill-color="#99ccf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  <text:p text:style-name="MP1">Par <text:span text:style-name="MT1">Orion le MJ</text:span> | Page <text:page-number text:select-page="current">1</text:page-number>/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M50S</meta:editing-duration>
    <meta:editing-cycles>20</meta:editing-cycles>
    <meta:generator>LibreOffice/6.0.2.1$Windows_X86_64 LibreOffice_project/f7f06a8f319e4b62f9bc5095aa112a65d2f3ac89</meta:generator>
    <dc:date>2020-03-13T00:04:42.194000000</dc:date>
    <meta:document-statistic meta:table-count="0" meta:image-count="0" meta:object-count="0" meta:page-count="1" meta:paragraph-count="21" meta:word-count="404" meta:character-count="2497" meta:non-whitespace-character-count="2116"/>
    <meta:user-defined meta:name="Info 1"/>
    <meta:user-defined meta:name="Info 2"/>
    <meta:user-defined meta:name="Info 3"/>
    <meta:user-defined meta:name="Info 4"/>
  </office:meta>
</office:document-meta>
</file>